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4745787942608819473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5693200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6537609828149371745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4662035763464413148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</text:span></text:p>
                </text:list-item>
                <text:list-item>
                  <text:p text:style-name="P8">mobile holder</text:p>
                  <text:list>
                    <text:list-item>
                      <text:p text:style-name="P11">自分から見て、三脚が作る三角形は、手前に、頂点が１つ。これを<text:soft-page-break/>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8">prev sections ---&gt; review</text:p>
            </text:list-item>
            <text:list-item>
              <text:p text:style-name="P8">choose target piece → e.g. “te-9”</text:p>
            </text:list-item>
            <text:list-item>
              <text:p text:style-name="P8">open resources</text:p>
              <text:list>
                <text:list-item>
                  <text:p text:style-name="P8">voice memo</text:p>
                </text:list-item>
                <text:list-item>
                  <text:p text:style-name="P8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2651889080476639641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<text:soft-page-break/>add lines (sep<text:span text:style-name="T1">arator) between sections</text:span></text:p>
                </text:list-item>
                <text:list-item>
                  <text:p text:style-name="P9">add “//” mar<text:span text:style-name="T1">k</text:span></text:p>
                </text:list-item>
              </text:list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</text:p>
                </text:list-item>
                <text:list-item>
                  <text:p text:style-name="P12">on “〇” symbol, add a slash</text:p>
                </text:list-item>
              </text:list>
            </text:list-item>
            <text:list-item>
              <text:p text:style-name="P12">each leaf → to each clear leaf in the clear folder</text:p>
            </text:list-item>
          </text:list>
        </text:list-item>
        <text:list-item>
          <text:p text:style-name="P12">pens</text:p>
          <text:list>
            <text:list-item>
              <text:p text:style-name="P12">put away except ==&gt; orange</text:p>
            </text:list-item>
            <text:list-item>
              <text:p text:style-name="P12"/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714873" text:continue-numbering="true" text:style-name="L4">
        <text:list-item>
          <text:list>
            <text:list-item>
              <text:p text:style-name="P9"><text:soft-page-break/></text:p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7767230653957718158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5704001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5701846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8307942083813428965" text:style-name="L6">
              <text:list-item>
                <text:p text:style-name="P13">memo_guitar.txt</text:p>
              </text:list-item>
              <text:list-item>
                <text:p text:style-name="P13">memo_guitar.(replaced).(XXX).txt</text:p>
              </text:list-item>
            </text:list>
          </table:table-cell>
        </table:table-row>
      </table:table>
      <text:list xml:id="list35708550" text:continue-list="list35701846" text:style-name="L5">
        <text:list-item>
          <text:p text:style-name="P10">closing</text:p>
          <text:list>
            <text:list-item>
              <text:p text:style-name="P10"><text:soft-page-break/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5688677" text:continue-numbering="true" text:style-name="L5">
        <text:list-item>
          <text:list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14T15:49:38.96</dc:date>
    <dc:creator>iwabuchi ken</dc:creator>
    <meta:editing-duration>PT22H56M17S</meta:editing-duration>
    <meta:editing-cycles>30</meta:editing-cycles>
    <meta:generator>OpenOffice/4.1.3$Win32 OpenOffice.org_project/413m1$Build-9783</meta:generator>
    <meta:document-statistic meta:table-count="7" meta:image-count="0" meta:object-count="0" meta:page-count="6" meta:paragraph-count="138" meta:word-count="542" meta:character-count="3600"/>
  </office:meta>
</office:document-meta>
</file>